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.4cm" svg:height="1.3cm" svg:x="6.9cm" svg:y="1.9cm">
          <text:p text:style-name="P1">Messag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3.2cm" svg:x="6.9cm" svg:y="3.2cm">
          <text:p text:style-name="P2">- titre</text:p>
          <text:p text:style-name="P2">- text</text:p>
          <text:p text:style-name="P2">- lien (url)</text:p>
          <text:p text:style-name="P2">- liste&lt;catégorie&gt;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3cm" svg:x="12.5cm" svg:y="19.9cm">
          <text:p text:style-name="P1">Inform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7cm" svg:x="12.5cm" svg:y="21.2cm">
          <text:p text:style-name="P2">- lieu</text:p>
          <text:p text:style-name="P2">- dat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3cm" svg:x="2.6cm" svg:y="19.9cm">
          <text:p text:style-name="P1">Consei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3cm" svg:x="2.6cm" svg:y="21.2cm">
          <text:p text:style-name="P2">- phot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3cm" svg:x="1.5cm" svg:y="12cm">
          <text:p text:style-name="P1">Alert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4cm" svg:height="1.3cm" svg:x="1.5cm" svg:y="1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2.8cm" svg:x="6.9cm" svg:y="6.4cm">
          <text:p text:style-name="P2">=&gt; afficher()</text:p>
          <text:p text:style-name="P2">=&gt; récupérer()</text:p>
          <text:p text:style-name="P2">=&gt; lancerLien(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4cm" svg:x="1.5cm" svg:y="14.6cm">
          <text:p text:style-name="P2">=&gt; visioné(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2.1cm" svg:x="2.6cm" svg:y="22.5cm">
          <text:p text:style-name="P2">=&gt; télécharger()</text:p>
          <text:p text:style-name="P2">=&gt; sauvegarder(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4cm" svg:x="12.5cm" svg:y="22.9cm">
          <text:p text:style-name="P2">=&gt; télécharger(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3cm" svg:x="12.7cm" svg:y="11.9cm">
          <text:p text:style-name="P1">Message visue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3cm" svg:x="12.7cm" svg:y="13.2cm">
          <text:p text:style-name="P2">- phot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4cm" svg:x="12.7cm" svg:y="14.5cm">
          <text:p text:style-name="P2">=&gt; télécharger()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6cm" svg:y1="11.9cm" svg:x2="9.5cm" svg:y2="9.2cm">
          <text:p/>
        </draw:line>
        <draw:line draw:style-name="gr3" draw:text-style-name="P1" draw:layer="layout" svg:x1="14.4cm" svg:y1="11.9cm" svg:x2="12.4cm" svg:y2="9.2cm">
          <text:p/>
        </draw:line>
        <draw:line draw:style-name="gr3" draw:text-style-name="P1" draw:layer="layout" svg:x1="15.9cm" svg:y1="19.9cm" svg:x2="15.9cm" svg:y2="15.9cm">
          <text:p/>
        </draw:line>
        <draw:line draw:style-name="gr3" draw:text-style-name="P1" draw:layer="layout" svg:x1="8.4cm" svg:y1="19.9cm" svg:x2="14.6cm" svg:y2="15.9cm">
          <text:p/>
        </draw:line>
      </draw:page>
      <draw:page draw:name="page2" draw:style-name="dp1" draw:master-page-name="Standard">
        <draw:custom-shape draw:style-name="gr1" draw:text-style-name="P2" draw:layer="layout" svg:width="7.4cm" svg:height="1.3cm" svg:x="6.9cm" svg:y="1.9cm">
          <text:p text:style-name="P1">WebServic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9cm" svg:x="6.9cm" svg:y="3.2cm">
          <text:p text:style-name="P2">- xml from database</text:p>
          <text:p text:style-name="P2">-xml to applic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5.9cm" svg:x="6.9cm" svg:y="5.1cm">
          <text:p text:style-name="P2">=&gt; parseData()</text:p>
          <text:p text:style-name="P2">=&gt; provideObject()</text:p>
          <text:p text:style-name="P2">=&gt; launchNotification()</text:p>
          <text:p text:style-name="P2">=&gt; wakeUpDevice()</text:p>
          <text:p text:style-name="P2">=&gt; sendInformation()</text:p>
          <text:p text:style-name="P2">=&gt; sendTips()</text:p>
          <text:p text:style-name="P2">=&gt; saveUserData(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buntu-complow </meta:initial-creator>
    <meta:creation-date>2013-11-14T13:12:31</meta:creation-date>
    <dc:date>2013-11-19T09:51:25</dc:date>
    <dc:creator>ubuntu-complow </dc:creator>
    <meta:editing-duration>PT31M15S</meta:editing-duration>
    <meta:editing-cycles>14</meta:editing-cycles>
    <meta:generator>LibreOffice/4.0.2.2$Linux_X86_64 LibreOffice_project/400m0$Build-2</meta:generator>
    <meta:document-statistic meta:object-count="22"/>
  </office:meta>
</office:document-meta>
</file>